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 **1. Página de inicio de la tienda**</text:p>
      <text:p text:style-name="Standard"><text:s text:c="3"/>- Descripción: Esta página servirá como escaparate para la tienda en línea, mostrando los productos disponibles y permitiendo a los usuarios navegar y buscar artículos.</text:p>
      <text:p text:style-name="Standard"><text:s text:c="3"/>- Elementos clave</text:p>
      <text:p text:style-name="Standard"><text:s/><text:tab/>- Encabezado**: Logotipo de la tienda, barra de navegación (Inicio, Tienda, Contacto, Mi cuenta).</text:p>
      <text:p text:style-name="Standard"><text:s/><text:tab/>- Banner principal**: Una imagen atractiva de la Tierra Media que destaque las promociones o los productos destacados.</text:p>
      <text:p text:style-name="Standard"><text:s/><text:tab/>- Sección de productos destacados**:</text:p>
      <text:p text:style-name="Standard"><text:s text:c="3"/><text:tab/>- Rejilla o fichas de cada producto que incluyen:</text:p>
      <text:p text:style-name="Standard"><text:s text:c="5"/><text:tab/>- Imagen del producto.</text:p>
      <text:p text:style-name="Standard"><text:s text:c="5"/><text:tab/>- Nombre del producto.</text:p>
      <text:p text:style-name="Standard"><text:s text:c="5"/><text:tab/>- Precio.</text:p>
      <text:p text:style-name="Standard"><text:s text:c="5"/><text:tab/>- Botón «Añadir al carrito».</text:p>
      <text:p text:style-name="Standard"><text:s/><text:tab/>- Filtros de productos**: Opciones para filtrar por categorías, precio o popularidad.</text:p>
      <text:p text:style-name="Standard"><text:s/><text:tab/>- Pie de página**: Información de contacto, enlaces a redes sociales y políticas de la tienda (devoluciones, privacidad, etc.).</text:p>
      <text:p text:style-name="Standard"/>
      <text:p text:style-name="Standard">Traducción realizada con la versión gratuita del traductor DeepL.com</text:p>
      <text:p text:style-name="Standard"/>
      <text:p text:style-name="Standard">### **2. Página de producto individual**</text:p>
      <text:p text:style-name="Standard"><text:s text:c="3"/>- **Descripción**: Esta página mostrará información detallada sobre un producto específico, permitiendo a los usuarios obtener todos los datos necesarios antes de realizar una compra.</text:p>
      <text:p text:style-name="Standard"><text:s text:c="3"/>- Elementos clave</text:p>
      <text:p text:style-name="Standard"><text:s/><text:tab/>- **Cabecera**: Igual que la página de inicio de la tienda.</text:p>
      <text:p text:style-name="Standard"><text:s/><text:tab/>- Imagen del producto**: Imagen grande del producto con opción de zoom.</text:p>
      <text:p text:style-name="Standard"><text:s/><text:tab/>- Descripción del producto**:</text:p>
      <text:p text:style-name="Standard"><text:s text:c="3"/><text:tab/>- Nombre del producto.</text:p>
      <text:p text:style-name="Standard"><text:s text:c="3"/><text:tab/>- Precio.</text:p>
      <text:p text:style-name="Standard"><text:s text:c="3"/><text:tab/>- Descripción detallada.</text:p>
      <text:p text:style-name="Standard"><text:soft-page-break/><text:s text:c="3"/><text:tab/>- Especificaciones (tamaño, color, materiales, etc.).</text:p>
      <text:p text:style-name="Standard"><text:s/><text:tab/>- **Opciones de cantidad**: Selector para elegir cuántas unidades comprar.</text:p>
      <text:p text:style-name="Standard"><text:s/><text:tab/>- Botón «Añadir a la cesta».</text:p>
      <text:p text:style-name="Standard"><text:s/><text:tab/>- **Sección de opiniones**: Comentarios y valoraciones de otros clientes.</text:p>
      <text:p text:style-name="Standard"><text:s/><text:tab/>- **Productos Relacionados**: Sección en la que se muestran otros productos que pueden interesar al cliente.</text:p>
      <text:p text:style-name="Standard"><text:s/><text:tab/>- Pie de página**: Igual que la página de inicio de la tienda.</text:p>
      <text:p text:style-name="Standard"/>
      <text:p text:style-name="Standard">Traducción realizada con la versión gratuita del traductor DeepL.com</text:p>
      <text:p text:style-name="Standard"/>
      <text:p text:style-name="Standard">### **3. Página del carrito**</text:p>
      <text:p text:style-name="Standard"><text:s text:c="3"/>- Descripción: Esta página mostrará los artículos que el usuario ha añadido a su carrito, permitiéndole revisar el pedido antes de proceder al pago.</text:p>
      <text:p text:style-name="Standard"><text:s text:c="3"/>- Elementos clave</text:p>
      <text:p text:style-name="Standard"><text:s/><text:tab/>- **Cabecera**: Igual que la página de inicio de la tienda.</text:p>
      <text:p text:style-name="Standard"><text:s/><text:tab/>- **Lista de Productos en el Carrito**: Tabla o lista que muestra:</text:p>
      <text:p text:style-name="Standard"><text:s text:c="3"/><text:tab/>- Imagen del producto.</text:p>
      <text:p text:style-name="Standard"><text:s text:c="3"/><text:tab/>- Nombre del producto.</text:p>
      <text:p text:style-name="Standard"><text:s text:c="3"/><text:tab/>- Precio unitario.</text:p>
      <text:p text:style-name="Standard"><text:s text:c="3"/><text:tab/>- Cantidad seleccionada (con opción de modificar).</text:p>
      <text:p text:style-name="Standard"><text:s text:c="3"/><text:tab/>- Total por producto.</text:p>
      <text:p text:style-name="Standard"><text:s text:c="3"/><text:tab/>- Opción de eliminar productos del carrito.</text:p>
      <text:p text:style-name="Standard"><text:s/><text:tab/>- **Resumen del pedido**: Cálculo del total global, incluyendo impuestos y gastos de envío.</text:p>
      <text:p text:style-name="Standard"><text:s/><text:tab/>- **Botones de acción**:</text:p>
      <text:p text:style-name="Standard"><text:s text:c="3"/><text:tab/>- Botón para continuar comprando.</text:p>
      <text:p text:style-name="Standard"><text:s text:c="3"/><text:tab/>- Botón para proceder al pago.</text:p>
      <text:p text:style-name="Standard"><text:s/><text:tab/>- Pie de página**: Igual que la página de inicio de la tienda.</text:p>
      <text:p text:style-name="Standard"/>
      <text:p text:style-name="Standard"><text:soft-page-break/>Traducción realizada con la versión gratuita del traductor DeepL.com</text:p>
      <text:p text:style-name="Standard"/>
      <text:p text:style-name="Standard">### **4. Página de pago**</text:p>
      <text:p text:style-name="Standard"><text:s text:c="3"/>- Descripción: Esta página permitirá a los usuarios completar su compra introduciendo la información necesaria para el envío y el pago.</text:p>
      <text:p text:style-name="Standard"><text:s text:c="3"/>- Elementos clave</text:p>
      <text:p text:style-name="Standard"><text:s/><text:tab/>- **Cabecera**: Igual que la página de inicio de la tienda.</text:p>
      <text:p text:style-name="Standard"><text:s/><text:tab/>- Formulario de información del cliente**: Campos para nombre, dirección, correo electrónico y número de teléfono.</text:p>
      <text:p text:style-name="Standard"><text:s/><text:tab/>- Opciones de envío**: Selección de métodos de envío (por ejemplo, estándar, exprés).</text:p>
      <text:p text:style-name="Standard"><text:s/><text:tab/>- Información de pago**: Campos para introducir los datos de la tarjeta de crédito/débito o seleccionar un método de pago alternativo.</text:p>
      <text:p text:style-name="Standard"><text:s/><text:tab/>- **Resumen de pedido**: Resumen de los productos que se están comprando, incluyendo detalles del precio y totales.</text:p>
      <text:p text:style-name="Standard"><text:s/><text:tab/>- **Botón «Completar compra »**.</text:p>
      <text:p text:style-name="Standard"><text:s/><text:tab/>- Pie de página**: Igual que la página de inicio de la tie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7" meta:word-count="538" meta:character-count="3537" meta:non-whitespace-character-count="2906"/>
    <meta:generator>LibreOfficeDev/6.0.5.2$Linux_X86_64 LibreOffice_project/</meta:generator>
  </office:meta>
</office:document-meta>
</file>